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2c83" officeooo:paragraph-rsid="000c2c83"/>
    </style:style>
    <style:style style:name="P2" style:family="paragraph" style:parent-style-name="Standard">
      <style:paragraph-properties fo:text-align="start" style:justify-single-word="false"/>
      <style:text-properties fo:font-weight="bold" officeooo:rsid="000c2c83" officeooo:paragraph-rsid="000c2c83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2b35" style:font-weight-asian="normal" style:font-weight-complex="normal"/>
    </style:style>
    <style:style style:name="T3" style:family="text">
      <style:text-properties fo:font-weight="normal" officeooo:rsid="000e9a06" style:font-weight-asian="normal" style:font-weight-complex="normal"/>
    </style:style>
    <style:style style:name="T4" style:family="text">
      <style:text-properties fo:font-weight="normal" officeooo:rsid="001020ea" style:font-weight-asian="normal" style:font-weight-complex="normal"/>
    </style:style>
    <style:style style:name="T5" style:family="text">
      <style:text-properties fo:font-weight="normal" officeooo:rsid="001035ed" style:font-weight-asian="normal" style:font-weight-complex="normal"/>
    </style:style>
    <style:style style:name="T6" style:family="text">
      <style:text-properties fo:font-weight="normal" officeooo:rsid="00108758" style:font-weight-asian="normal" style:font-weight-complex="normal"/>
    </style:style>
    <style:style style:name="T7" style:family="text">
      <style:text-properties fo:font-weight="normal" officeooo:rsid="00126132" style:font-weight-asian="normal" style:font-weight-complex="normal"/>
    </style:style>
    <style:style style:name="T8" style:family="text">
      <style:text-properties fo:font-weight="normal" officeooo:rsid="001368d0" style:font-weight-asian="normal" style:font-weight-complex="normal"/>
    </style:style>
    <style:style style:name="T9" style:family="text">
      <style:text-properties officeooo:rsid="000e9a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tory of Webby Webworks</text:p>
      <text:p text:style-name="P1"/>
      <text:p text:style-name="P2">Corporate Plan: <text:span text:style-name="T3">We will d</text:span><text:span text:style-name="T1">istribute animated gifs </text:span><text:span text:style-name="T3">on</text:span><text:span text:style-name="T1"> a virutal cloud platform through Twitter and Instagram using Facebook Likes and Bitcoin as the exchange format. We plan on losing money in each transaction but </text:span><text:span text:style-name="T2">will</text:span><text:span text:style-name="T1"> become profitable based on volume.</text:span></text:p>
      <text:p text:style-name="P2"/>
      <text:p text:style-name="P2">Stage #1:<text:span text:style-name="T1"> Webby Webworks decides to set up their own accounting system they designed on the back of a napkin (bad idea), but decide to use flyway-dsl to manage their database </text:span><text:span text:style-name="T4">(good idea)</text:span><text:span text:style-name="T1">.</text:span></text:p>
      <text:p text:style-name="P2"/>
      <text:p text:style-name="P2">Stage #2: <text:span text:style-name="T1">The CTO of Webby Webworks, Bob Hacker goes to database training and discovers foreign keys. <text:s/>Having only previou</text:span><text:span text:style-name="T5">sl</text:span><text:span text:style-name="T1">y used JSON based document storage systems, this is a new concept for him. <text:s/>He decides to put foreign keys into the accounting database (maybe a good idea). But, they continue using flyway-dsl (a good idea).</text:span></text:p>
      <text:p text:style-name="P2"/>
      <text:p text:style-name="P2">Stage #3:<text:span text:style-name="T1"> Fred Lazy, the CFO, decides they should have some way of calculating sales tax in their accounting system, on the off chance they ever book a sale. <text:s/>He asks Alice Coder to implement something for him. <text:s/>Alice decides to create a new plpgsql function to do this (maybe a bad idea), but continues using flyway-dsl to make sure this gets into the database correctly.</text:span></text:p>
      <text:p text:style-name="P2"/>
      <text:p text:style-name="P2">Stage #4:<text:span text:style-name="T1"> A month and a half after starting up, Johnny P. CEO realizes that he can't make payroll because there is no money. <text:s/>This is doubly humiliating for him because he pays payroll in Ramen noodles and Starbucks gift certificates, </text:span><text:span text:style-name="T6">so </text:span><text:span text:style-name="T1">he doesn't really need that much money. <text:s/>He needs VC capital, but the VC's want to see some revenue. <text:s/>Johnny asks Bob Hacker to put some fake </text:span><text:span text:style-name="T6">invoices</text:span><text:span text:style-name="T1"> into the production database so he can show the VC's to get some quick cash (really bad idea). <text:s/>But, they decide to use flyway-dsl to </text:span><text:span text:style-name="T6">do </text:span><text:span text:style-name="T1">this (good idea). <text:s/>They use flyway-dsl to make sure that the fake invoices only end up in production so it looks less obvious that they are </text:span><text:span text:style-name="T7">fake</text:span><text:span text:style-name="T1">.</text:span></text:p>
      <text:p text:style-name="P2"/>
      <text:p text:style-name="P2">Aftermath:<text:span text:style-name="T1"> </text:span><text:span text:style-name="T2">The entire staff revolts against Johnny when their weekly rations of Ramen stop. <text:s/>To get their revenge they turn Bob and Johnny into the police. <text:s/>Johnny and Bob are convicted and are sentenced to maintain dbBase III and Visual Basic 4 code for the next 20 years. <text:s/>After 7 years </text:span><text:span text:style-name="T8">of incarceration</text:span><text:span text:style-name="T2">, Bob goes insane and spends the rest of his life in a psychiatric ward. <text:s/>Johnny becomes a born-again Groovyist, gets paroled after 13 years, and spends the rest of his life evangelizing Groovy and forming Groovy User Group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Clark</meta:initial-creator>
    <meta:creation-date>2014-11-05T12:45:41.534304736</meta:creation-date>
    <dc:date>2014-11-05T13:10:49.899810323</dc:date>
    <dc:creator>David Clark</dc:creator>
    <meta:editing-duration>PT7M45S</meta:editing-duration>
    <meta:editing-cycles>7</meta:editing-cycles>
    <meta:generator>LibreOffice/4.2.6.3$Linux_X86_64 LibreOffice_project/420m0$Build-3</meta:generator>
    <meta:document-statistic meta:table-count="0" meta:image-count="0" meta:object-count="0" meta:page-count="1" meta:paragraph-count="7" meta:word-count="413" meta:character-count="2369" meta:non-whitespace-character-count="1950"/>
  </office:meta>
</office:document-meta>
</file>